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y2c8acqq4yrb"/>Applied Containers &amp; Orchestration</text:p>
      <text:p text:style-name="Heading_20_1"><text:bookmark text:name="_6gr45im5d5f3"/>Topics</text:p>
      <text:list xml:id="list1976432164" text:style-name="WWNum1">
        <text:list-item>
          <text:p text:style-name="P1">Low level container building blocks</text:p>
          <text:list>
            <text:list-item>
              <text:p text:style-name="P2">Container vs Virtual Machine</text:p>
            </text:list-item>
            <text:list-item>
              <text:p text:style-name="P2">Namespaces</text:p>
              <text:list>
                <text:list-item>
                  <text:p text:style-name="P3">ipc</text:p>
                </text:list-item>
                <text:list-item>
                  <text:p text:style-name="P3">mnt</text:p>
                </text:list-item>
                <text:list-item>
                  <text:p text:style-name="P3">net</text:p>
                </text:list-item>
                <text:list-item>
                  <text:p text:style-name="P3">pid</text:p>
                </text:list-item>
                <text:list-item>
                  <text:p text:style-name="P3">time</text:p>
                </text:list-item>
                <text:list-item>
                  <text:p text:style-name="P3">user</text:p>
                </text:list-item>
                <text:list-item>
                  <text:p text:style-name="P3">uts</text:p>
                </text:list-item>
              </text:list>
            </text:list-item>
            <text:list-item>
              <text:p text:style-name="P2">Cgroups</text:p>
            </text:list-item>
            <text:list-item>
              <text:p text:style-name="P2">What is a container runtime?</text:p>
            </text:list-item>
            <text:list-item>
              <text:p text:style-name="P2">What does docker do?</text:p>
            </text:list-item>
            <text:list-item>
              <text:p text:style-name="P2">What does containerd do?</text:p>
            </text:list-item>
            <text:list-item>
              <text:p text:style-name="P2">Images/Containers/Volumes/Registries - what's the difference?</text:p>
            </text:list-item>
            <text:list-item>
              <text:p text:style-name="P2">Docker commands you should know</text:p>
              <text:list>
                <text:list-item>
                  <text:p text:style-name="P3">Docker info</text:p>
                </text:list-item>
                <text:list-item>
                  <text:p text:style-name="P3">Docker run</text:p>
                </text:list-item>
                <text:list-item>
                  <text:p text:style-name="P3"><text:soft-page-break/>Docker network</text:p>
                </text:list-item>
                <text:list-item>
                  <text:p text:style-name="P3">Docker volume</text:p>
                </text:list-item>
                <text:list-item>
                  <text:p text:style-name="P3">Docker image</text:p>
                </text:list-item>
                <text:list-item>
                  <text:p text:style-name="P3">Docker * inspect</text:p>
                </text:list-item>
              </text:list>
            </text:list-item>
            <text:list-item>
              <text:p text:style-name="P2">Linuxkit</text:p>
            </text:list-item>
            <text:list-item>
              <text:p text:style-name="P2">Docker-Compose</text:p>
              <text:list>
                <text:list-item>
                  <text:p text:style-name="P3">Services</text:p>
                </text:list-item>
                <text:list-item>
                  <text:p text:style-name="P3">Networking</text:p>
                </text:list-item>
                <text:list-item>
                  <text:p text:style-name="P3">Volumes</text:p>
                </text:list-item>
                <text:list-item>
                  <text:p text:style-name="P3">What’s coming in version 2</text:p>
                </text:list-item>
              </text:list>
            </text:list-item>
          </text:list>
        </text:list-item>
        <text:list-item>
          <text:p text:style-name="P1">Building Images</text:p>
          <text:list>
            <text:list-item>
              <text:p text:style-name="P2">Buildkit</text:p>
            </text:list-item>
            <text:list-item>
              <text:p text:style-name="P2">Layers</text:p>
            </text:list-item>
            <text:list-item>
              <text:p text:style-name="P2">“Copy on Write” and how containers start so fast</text:p>
            </text:list-item>
            <text:list-item>
              <text:p text:style-name="P2">Image Layer Caching</text:p>
            </text:list-item>
            <text:list-item>
              <text:p text:style-name="P2">Storage Drivers &amp; their differences</text:p>
              <text:list>
                <text:list-item>
                  <text:p text:style-name="P3">vfs</text:p>
                </text:list-item>
                <text:list-item>
                  <text:p text:style-name="P3">btrfs / zfs</text:p>
                </text:list-item>
                <text:list-item>
                  <text:p text:style-name="P3">overlay2</text:p>
                </text:list-item>
              </text:list>
            </text:list-item>
            <text:list-item>
              <text:p text:style-name="P2">Writing better dockerfiles</text:p>
              <text:list>
                <text:list-item>
                  <text:p text:style-name="P3">Optimizing builds for caching</text:p>
                </text:list-item>
                <text:list-item>
                  <text:p text:style-name="P3"><text:soft-page-break/>Spotting common mistakes</text:p>
                </text:list-item>
              </text:list>
            </text:list-item>
            <text:list-item>
              <text:p text:style-name="P2">Internals of the final image</text:p>
              <text:list>
                <text:list-item>
                  <text:p text:style-name="P3">What makes up a container image?</text:p>
                </text:list-item>
                <text:list-item>
                  <text:p text:style-name="P3">Other than the filesystem, what is attached?</text:p>
                </text:list-item>
                <text:list-item>
                  <text:p text:style-name="P3">Which information is purely metadata?</text:p>
                </text:list-item>
              </text:list>
            </text:list-item>
          </text:list>
        </text:list-item>
        <text:list-item>
          <text:p text:style-name="P1">Sidecars, Ambassadors, and Adapters</text:p>
          <text:list>
            <text:list-item>
              <text:p text:style-name="P2">What’s a sidecar container?</text:p>
            </text:list-item>
            <text:list-item>
              <text:p text:style-name="P2">How can sidecars be used to modernize existing applications?</text:p>
              <text:list>
                <text:list-item>
                  <text:p text:style-name="P3">SSL termination</text:p>
                </text:list-item>
                <text:list-item>
                  <text:p text:style-name="P3">Http static caching / acceleration</text:p>
                </text:list-item>
                <text:list-item>
                  <text:p text:style-name="P3">Metrics aggregation</text:p>
                </text:list-item>
              </text:list>
            </text:list-item>
            <text:list-item>
              <text:p text:style-name="P2">Ambassador containers for connecting to external services</text:p>
              <text:list>
                <text:list-item>
                  <text:p text:style-name="P3">Abstracting complex service APIs</text:p>
                </text:list-item>
              </text:list>
            </text:list-item>
            <text:list-item>
              <text:p text:style-name="P2">Adaptor containers for converting and exporting</text:p>
              <text:list>
                <text:list-item>
                  <text:p text:style-name="P3">Healthchecks / Metrics</text:p>
                </text:list-item>
              </text:list>
            </text:list-item>
            <text:list-item>
              <text:p text:style-name="P2">Caching existing / request deduplication</text:p>
              <text:list>
                <text:list-item>
                  <text:p text:style-name="P3">Three stooges problem</text:p>
                </text:list-item>
                <text:list-item>
                  <text:p text:style-name="P3">Simple response etag caching </text:p>
                </text:list-item>
                <text:list-item>
                  <text:p text:style-name="P3">Request deduplication</text:p>
                </text:list-item>
              </text:list>
            </text:list-item>
          </text:list>
        </text:list-item>
        <text:list-item>
          <text:p text:style-name="P1">Container networking</text:p>
          <text:list>
            <text:list-item>
              <text:p text:style-name="P2">Bridge networking</text:p>
            </text:list-item>
            <text:list-item>
              <text:p text:style-name="P2"><text:soft-page-break/>Overlay networking</text:p>
            </text:list-item>
            <text:list-item>
              <text:p text:style-name="P2">Host networking</text:p>
            </text:list-item>
            <text:list-item>
              <text:p text:style-name="P2">How does iptables play in?</text:p>
            </text:list-item>
            <text:list-item>
              <text:p text:style-name="P2">Security within docker networks</text:p>
            </text:list-item>
            <text:list-item>
              <text:p text:style-name="P2">How does dns work in containers?</text:p>
            </text:list-item>
          </text:list>
        </text:list-item>
        <text:list-item>
          <text:p text:style-name="P1">Container networking 2</text:p>
          <text:list>
            <text:list-item>
              <text:p text:style-name="P2">What is a CNI?</text:p>
            </text:list-item>
            <text:list-item>
              <text:p text:style-name="P2">Calico vs Cilium</text:p>
            </text:list-item>
            <text:list-item>
              <text:p text:style-name="P2">How does networking between machines in a cluster work?</text:p>
            </text:list-item>
            <text:list-item>
              <text:p text:style-name="P2">Networking policies - how to secure a network</text:p>
            </text:list-item>
            <text:list-item>
              <text:p text:style-name="P2">Tricks for networking policies </text:p>
              <text:list>
                <text:list-item>
                  <text:p text:style-name="P3">Cilium Editor</text:p>
                </text:list-item>
                <text:list-item>
                  <text:p text:style-name="P3">Minikube gotchas</text:p>
                </text:list-item>
              </text:list>
            </text:list-item>
            <text:list-item>
              <text:p text:style-name="P2">Micro services for spreading load</text:p>
            </text:list-item>
          </text:list>
        </text:list-item>
        <text:list-item>
          <text:p text:style-name="P1">Container Security</text:p>
          <text:list>
            <text:list-item>
              <text:p text:style-name="P2">What is container isolation</text:p>
            </text:list-item>
            <text:list-item>
              <text:p text:style-name="P2">Trusted images</text:p>
            </text:list-item>
            <text:list-item>
              <text:p text:style-name="P2">Cgroups again</text:p>
            </text:list-item>
            <text:list-item>
              <text:p text:style-name="P2">Don’t run root unless you need to</text:p>
            </text:list-item>
            <text:list-item>
              <text:p text:style-name="P2">Linux Capabilities instead of root</text:p>
            </text:list-item>
            <text:list-item>
              <text:p text:style-name="P2">What does a privileged container have access to?</text:p>
            </text:list-item>
            <text:list-item>
              <text:p text:style-name="P2"><text:soft-page-break/>What if your sidecar gets popped?</text:p>
            </text:list-item>
            <text:list-item>
              <text:p text:style-name="P2">How to handle tokens/passwords/credentials</text:p>
            </text:list-item>
            <text:list-item>
              <text:p text:style-name="P2">Leaving sensitive things in image layers</text:p>
            </text:list-item>
            <text:list-item>
              <text:p text:style-name="P2">Thinking through attack surface of and single instance</text:p>
            </text:list-item>
            <text:list-item>
              <text:p text:style-name="P2">Network isolation</text:p>
            </text:list-item>
            <text:list-item>
              <text:p text:style-name="P2">Limiting blast radius once a service is popped</text:p>
            </text:list-item>
          </text:list>
        </text:list-item>
        <text:list-item>
          <text:p text:style-name="P1">Kubernetes 1</text:p>
          <text:list>
            <text:list-item>
              <text:p text:style-name="P2">Components that make up control plane</text:p>
              <text:list>
                <text:list-item>
                  <text:p text:style-name="P3">Etcd</text:p>
                </text:list-item>
                <text:list-item>
                  <text:p text:style-name="P3">Apiserver</text:p>
                </text:list-item>
                <text:list-item>
                  <text:p text:style-name="P3">Scheduler</text:p>
                </text:list-item>
                <text:list-item>
                  <text:p text:style-name="P3">Control Manager</text:p>
                </text:list-item>
              </text:list>
            </text:list-item>
            <text:list-item>
              <text:p text:style-name="P2">Kubelet &amp; Kube Proxy</text:p>
            </text:list-item>
            <text:list-item>
              <text:p text:style-name="P2">Namespaces</text:p>
            </text:list-item>
            <text:list-item>
              <text:p text:style-name="P2">Kubernetes yaml and resource intro</text:p>
              <text:list>
                <text:list-item>
                  <text:p text:style-name="P3">General format for files</text:p>
                </text:list-item>
                <text:list-item>
                  <text:p text:style-name="P3">Versioning in yaml vs Versioning of k8s</text:p>
                </text:list-item>
              </text:list>
            </text:list-item>
            <text:list-item>
              <text:p text:style-name="P2">Pods vs Containers</text:p>
              <text:list>
                <text:list-item>
                  <text:p text:style-name="P3">What's shared between containers in a pod</text:p>
                </text:list-item>
                <text:list-item>
                  <text:p text:style-name="P3">How do those sidecars work</text:p>
                </text:list-item>
                <text:list-item>
                  <text:p text:style-name="P3">Resource Requests &amp; Limits</text:p>
                </text:list-item>
                <text:list-item>
                  <text:p text:style-name="P3"><text:soft-page-break/>Image Pull Policy</text:p>
                </text:list-item>
                <text:list-item>
                  <text:p text:style-name="P3">Security Context</text:p>
                </text:list-item>
              </text:list>
            </text:list-item>
            <text:list-item>
              <text:p text:style-name="P2">Deployments</text:p>
            </text:list-item>
            <text:list-item>
              <text:p text:style-name="P2">Minikube for debugging</text:p>
              <text:list>
                <text:list-item>
                  <text:p text:style-name="P3">How to start a cluster</text:p>
                </text:list-item>
                <text:list-item>
                  <text:p text:style-name="P3">What can you do in minikube?</text:p>
                </text:list-item>
                <text:list-item>
                  <text:p text:style-name="P3">What can't you do in minikube?</text:p>
                </text:list-item>
              </text:list>
            </text:list-item>
            <text:list-item>
              <text:p text:style-name="P2">Kubernetes Dashboard</text:p>
              <text:list>
                <text:list-item>
                  <text:p text:style-name="P3">k9s</text:p>
                </text:list-item>
              </text:list>
            </text:list-item>
            <text:list-item>
              <text:p text:style-name="P2">Metrics Server</text:p>
            </text:list-item>
          </text:list>
        </text:list-item>
        <text:list-item>
          <text:p text:style-name="P1">Kubernetes 2</text:p>
          <text:list>
            <text:list-item>
              <text:p text:style-name="P2">Healthchecks / Readiness probes for advanced serving and rollouts</text:p>
            </text:list-item>
            <text:list-item>
              <text:p text:style-name="P2">Services</text:p>
              <text:list>
                <text:list-item>
                  <text:p text:style-name="P3">Multiple services behind a single dns/ip address</text:p>
                </text:list-item>
                <text:list-item>
                  <text:p text:style-name="P3">Where in the networking stack do LBs live</text:p>
                </text:list-item>
              </text:list>
            </text:list-item>
            <text:list-item>
              <text:p text:style-name="P2">DaemonSets</text:p>
            </text:list-item>
            <text:list-item>
              <text:p text:style-name="P2">Jobs</text:p>
            </text:list-item>
            <text:list-item>
              <text:p text:style-name="P2">Cronjobs</text:p>
            </text:list-item>
            <text:list-item>
              <text:p text:style-name="P2">Services</text:p>
            </text:list-item>
            <text:list-item>
              <text:p text:style-name="P2">Secrets</text:p>
            </text:list-item>
            <text:list-item>
              <text:p text:style-name="P2">ConfigMaps</text:p>
            </text:list-item>
            <text:list-item>
              <text:p text:style-name="P2"><text:soft-page-break/>Labels</text:p>
            </text:list-item>
            <text:list-item>
              <text:p text:style-name="P2">Service Accounts</text:p>
              <text:list>
                <text:list-item>
                  <text:p text:style-name="P3">RBAC</text:p>
                </text:list-item>
                <text:list-item>
                  <text:p text:style-name="P3">Tokens in pods</text:p>
                </text:list-item>
                <text:list-item>
                  <text:p text:style-name="P3">Image Pull Secrets</text:p>
                </text:list-item>
              </text:list>
            </text:list-item>
          </text:list>
        </text:list-item>
      </text:list>
      <text:p text:style-name="P4"/>
      <text:list xml:id="list113710462625954" text:continue-numbering="true" text:style-name="WWNum1">
        <text:list-item>
          <text:p text:style-name="P1">Kubernetes 3</text:p>
          <text:list>
            <text:list-item>
              <text:p text:style-name="P2">What's the difference between Deployments, StatefulSets, ReplicaSets?</text:p>
            </text:list-item>
            <text:list-item>
              <text:p text:style-name="P2">How does the container registry fit in?</text:p>
            </text:list-item>
            <text:list-item>
              <text:p text:style-name="P2">Node affinity</text:p>
            </text:list-item>
            <text:list-item>
              <text:p text:style-name="P2">Annotations</text:p>
            </text:list-item>
            <text:list-item>
              <text:p text:style-name="P2">CRD - Custom Resource Definitions</text:p>
            </text:list-item>
            <text:list-item>
              <text:p text:style-name="P2">Readiness/Liveness/Startup probes</text:p>
            </text:list-item>
            <text:list-item>
              <text:p text:style-name="P2">Service Load Balancers</text:p>
            </text:list-item>
            <text:list-item>
              <text:p text:style-name="P2">Self Hosted vs Cloud Provider</text:p>
              <text:list>
                <text:list-item>
                  <text:p text:style-name="P3">Which managed k8s should you use?</text:p>
                </text:list-item>
              </text:list>
            </text:list-item>
            <text:list-item>
              <text:p text:style-name="P2">Rollouts</text:p>
              <text:list>
                <text:list-item>
                  <text:p text:style-name="P3">Surge update</text:p>
                </text:list-item>
                <text:list-item>
                  <text:p text:style-name="P3">Max unavailable</text:p>
                </text:list-item>
                <text:list-item>
                  <text:p text:style-name="P3">Startup probes for safety</text:p>
                </text:list-item>
                <text:list-item>
                  <text:p text:style-name="P3">Revision history</text:p>
                </text:list-item>
                <text:list-item>
                  <text:p text:style-name="P3"><text:soft-page-break/>Undoing a rollout</text:p>
                </text:list-item>
              </text:list>
            </text:list-item>
          </text:list>
        </text:list-item>
        <text:list-item>
          <text:p text:style-name="P1">Kubernetes 4</text:p>
          <text:list>
            <text:list-item>
              <text:p text:style-name="P2">Vertical vs Horizontal Scaling</text:p>
            </text:list-item>
            <text:list-item>
              <text:p text:style-name="P2">Horizontal Pod Autoscalers</text:p>
              <text:list>
                <text:list-item>
                  <text:p text:style-name="P3">Pod resource requests</text:p>
                </text:list-item>
                <text:list-item>
                  <text:p text:style-name="P3">Metrics Servers</text:p>
                </text:list-item>
                <text:list-item>
                  <text:p text:style-name="P3">Versioning for definitions</text:p>
                </text:list-item>
                <text:list-item>
                  <text:p text:style-name="P3">Tuning</text:p>
                </text:list-item>
              </text:list>
            </text:list-item>
            <text:list-item>
              <text:p text:style-name="P2">Provisioning new nodes when resources run out</text:p>
            </text:list-item>
            <text:list-item>
              <text:p text:style-name="P2">Services + Load Balancing + Autoscaling</text:p>
            </text:list-item>
            <text:list-item>
              <text:p text:style-name="P2">Scaling nodes vs HPAs</text:p>
              <text:list>
                <text:list-item>
                  <text:p text:style-name="P3">Scaling nodes varies between hosting providers</text:p>
                </text:list-item>
              </text:list>
            </text:list-item>
            <text:list-item>
              <text:p text:style-name="P2">Optimize your containers for faster scaling</text:p>
            </text:list-item>
            <text:list-item>
              <text:p text:style-name="P2">Helm charts</text:p>
              <text:list>
                <text:list-item>
                  <text:p text:style-name="P3">Installing your infrastructure</text:p>
                </text:list-item>
                <text:list-item>
                  <text:p text:style-name="P3">Helm templating</text:p>
                </text:list-item>
                <text:list-item>
                  <text:p text:style-name="P3">Values file</text:p>
                </text:list-item>
              </text:list>
            </text:list-item>
          </text:list>
        </text:list-item>
        <text:list-item>
          <text:p text:style-name="P1">Kubernetes 5</text:p>
          <text:list>
            <text:list-item>
              <text:p text:style-name="P2">Taints</text:p>
            </text:list-item>
            <text:list-item>
              <text:p text:style-name="P2">Cordoning a node</text:p>
            </text:list-item>
            <text:list-item>
              <text:p text:style-name="P2">Draining a node</text:p>
            </text:list-item>
            <text:list-item>
              <text:p text:style-name="P2"><text:soft-page-break/>Resource pressures</text:p>
            </text:list-item>
            <text:list-item>
              <text:p text:style-name="P2">Prometheus &amp; Grafana</text:p>
            </text:list-item>
            <text:list-item>
              <text:p text:style-name="P2">Node Exporter</text:p>
            </text:list-item>
            <text:list-item>
              <text:p text:style-name="P2">Time Series metrics</text:p>
            </text:list-item>
            <text:list-item>
              <text:p text:style-name="P2">Alerting on pressures</text:p>
            </text:list-item>
            <text:list-item>
              <text:p text:style-name="P2">Building basic dashboard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9" meta:paragraph-count="172" meta:word-count="747" meta:character-count="4245" meta:non-whitespace-character-count="3838"/>
    <meta:generator>LibreOfficeDev/6.0.5.2$Linux_X86_64 LibreOffice_project/</meta:generator>
  </office:meta>
</office:document-meta>
</file>